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27bb"/>
    </style:style>
    <style:style style:name="P2" style:family="paragraph" style:parent-style-name="Standard">
      <style:paragraph-properties fo:text-align="center" style:justify-single-word="false"/>
      <style:text-properties officeooo:paragraph-rsid="000e2487"/>
    </style:style>
    <style:style style:name="P3" style:family="paragraph" style:parent-style-name="Standard">
      <style:paragraph-properties fo:text-align="justify" style:justify-single-word="false"/>
      <style:text-properties officeooo:paragraph-rsid="000e2487"/>
    </style:style>
    <style:style style:name="P4" style:family="paragraph" style:parent-style-name="Standard">
      <style:paragraph-properties fo:text-align="justify" style:justify-single-word="false"/>
      <style:text-properties officeooo:paragraph-rsid="0014a370"/>
    </style:style>
    <style:style style:name="T1" style:family="text">
      <style:text-properties officeooo:rsid="000d27bb"/>
    </style:style>
    <style:style style:name="T2" style:family="text">
      <style:text-properties officeooo:rsid="000e2487"/>
    </style:style>
    <style:style style:name="T3" style:family="text">
      <style:text-properties officeooo:rsid="000fd9c0"/>
    </style:style>
    <style:style style:name="T4" style:family="text">
      <style:text-properties officeooo:rsid="0011a4b6"/>
    </style:style>
    <style:style style:name="T5" style:family="text">
      <style:text-properties officeooo:rsid="0014a370"/>
    </style:style>
    <style:style style:name="T6" style:family="text">
      <style:text-properties officeooo:rsid="0016717e"/>
    </style:style>
    <style:style style:name="T7" style:family="text">
      <style:text-properties officeooo:rsid="00182d65"/>
    </style:style>
    <style:style style:name="T8" style:family="text">
      <style:text-properties officeooo:rsid="0018635a"/>
    </style:style>
    <style:style style:name="T9" style:family="text">
      <style:text-properties officeooo:rsid="0018f608"/>
    </style:style>
    <style:style style:name="T10" style:family="text">
      <style:text-properties officeooo:rsid="001a4677"/>
    </style:style>
    <style:style style:name="T11" style:family="text">
      <style:text-properties officeooo:rsid="001b389f"/>
    </style:style>
    <style:style style:name="T12" style:family="text">
      <style:text-properties officeooo:rsid="001d37fa"/>
    </style:style>
    <style:style style:name="T13" style:family="text">
      <style:text-properties officeooo:rsid="001d8fdb"/>
    </style:style>
    <style:style style:name="T14" style:family="text">
      <style:text-properties officeooo:rsid="001e50fd"/>
    </style:style>
    <style:style style:name="T15" style:family="text">
      <style:text-properties officeooo:rsid="001f4622"/>
    </style:style>
    <style:style style:name="T16" style:family="text">
      <style:text-properties officeooo:rsid="0020f5bf"/>
    </style:style>
    <style:style style:name="T17" style:family="text">
      <style:text-properties officeooo:rsid="00229a96"/>
    </style:style>
    <style:style style:name="T18" style:family="text">
      <style:text-properties officeooo:rsid="0023314e"/>
    </style:style>
    <style:style style:name="T19" style:family="text">
      <style:text-properties officeooo:rsid="0024c9ee"/>
    </style:style>
    <style:style style:name="T20" style:family="text">
      <style:text-properties officeooo:rsid="0025cc84"/>
    </style:style>
    <style:style style:name="T21" style:family="text">
      <style:text-properties officeooo:rsid="002700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ichael Linsenbardt</text:span></text:p>
      <text:p text:style-name="P1"><text:span text:style-name="T1">Lab 2 Write up</text:span></text:p>
      <text:p text:style-name="P1"><text:span text:style-name="T1">CSCI 311</text:span></text:p>
      <text:p text:style-name="P1"><text:span text:style-name="T1">10/12/12</text:span></text:p>
      <text:p text:style-name="P2"><text:span text:style-name="T2">Lab 2 Write up</text:span></text:p>
      <text:p text:style-name="P2"><text:span text:style-name="T2"/></text:p>
      <text:p text:style-name="P3"><text:span text:style-name="T2"><text:tab/>For this lab, my timing information was </text:span><text:span text:style-name="T14">pretty much what I </text:span><text:span text:style-name="T2">expected. </text:span><text:span text:style-name="T15">T</text:span><text:span text:style-name="T2">he quick sort </text:span><text:span text:style-name="T15">was pretty fast at</text:span><text:span text:style-name="T2"> </text:span><text:span text:style-name="T15">0.205063 seconds for sorting by value and 0.117152 seconds for sorting by keys.</text:span><text:span text:style-name="T3"> Merge sort was pretty consistent at 0.299</text:span><text:span text:style-name="T15">485</text:span><text:span text:style-name="T3"> seconds for sorting by values and 0.29</text:span><text:span text:style-name="T15">8039</text:span><text:span text:style-name="T3"> seconds for sorting by keys. Heap sort was </text:span><text:span text:style-name="T15">the fastest </text:span><text:span text:style-name="T3">at 0.</text:span><text:span text:style-name="T15">136185 </text:span><text:span text:style-name="T3">seconds for sorting by values and 0.</text:span><text:span text:style-name="T16">141310 </text:span><text:span text:style-name="T3">seconds for sorting by keys. Insertion sort <text:s/>was, as I suspected, the most consistently horrible at 0.</text:span><text:span text:style-name="T16">64537</text:span><text:span text:style-name="T3"> seconds for sorting by values and 0.</text:span><text:span text:style-name="T16">61907</text:span><text:span text:style-name="T3"> seconds for sorting by keys.</text:span></text:p>
      <text:p text:style-name="P4"><text:span text:style-name="T3"><text:tab/></text:span><text:span text:style-name="T4">It makes sense to me that insertion sort would be the slowest algorithm, since it is O(n^2). It follows that the other algorithms would run much quicker, since they are each O(nlogn). </text:span><text:span text:style-name="T17">It also makes sense that merge sort would </text:span><text:span text:style-name="T18">be the second slowest, since it is using up memory in making a new vector each time it makes a recursive call. </text:span><text:span text:style-name="T19">I was a bit surprised that heap sort was so much faster than quick sort though. It is possible that quicksort just happened to encounter a worst case scenario and was therefore a bit slower than heap sort.</text:span></text:p>
      <text:p text:style-name="P4"><text:span text:style-name="T5"><text:tab/></text:span><text:span text:style-name="T6">For this lab I made quite a few changes to the first lab. The way I wrote my first lab, I was making a new object for every string in the input file. This really slowed down my run-time and was the reason why I was unable to submit my Lab 1 to the turn-it-in system before it shut down on me. I changed this by calling the objects outside of the while loop, which caused my run-time memory to be used up, and instead used functions which took in strings to do all of the conversions. This allowed me to use one FileReader instead of creating n of </text:span><text:span text:style-name="T20">them</text:span><text:span text:style-name="T6">. </text:span><text:span text:style-name="T7">I also created a new class WordSort, which was responsible for all of the sorting algorithms and helper functions </text:span><text:span text:style-name="T21">and I got rid of my WordCount class</text:span><text:span text:style-name="T7">. I think that this class was definitely the best written class in this lab and it handled very nicely.</text:span></text:p>
      <text:p text:style-name="P4"><text:span text:style-name="T7"><text:tab/></text:span><text:span text:style-name="T8">I think that this lab actually wasn't all too difficult. I had to think about how I was going to change my OO design, since it was horribly utilized in the last lab, and I also needed to make sure that my sorting algorithms worked. </text:span><text:span text:style-name="T9">I made sure that my sorting algorithms were working first, since I figured it didn't make sense to optimize my code until I knew it worked properly. </text:span><text:span text:style-name="T10">I, surprisingly, didn't have to much difficulty in getting these algorithms to work. The pseudocode in the book was very helpful in writing these algorithms, and I was able to just translate this into C++ for most of my algorithms. </text:span><text:span text:style-name="T11">I did have problems getting heapsort to work, however, which forced me to work through it and see how it was working. I found this exercise very beneficial and I think it helped me to better understand how that particular algorithm worked. </text:span><text:span text:style-name="T12">I also had difficulty with the timer functions. I finally realized that the reason the timer functions weren't working for me was because my librt file didn't include the gettime function. I</text:span><text:span text:style-name="T10"> </text:span><text:span text:style-name="T13">was then forced to come to the computer lab to make sure that I could get it to work. Thankfully, it did. All in all I am glad that I did this lab and I am much more pleased with this one than I was with the last 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2T13:25:39</meta:creation-date>
    <dc:date>2012-10-12T16:22:51</dc:date>
    <meta:editing-duration>PT02H57M13S</meta:editing-duration>
    <meta:editing-cycles>21</meta:editing-cycles>
    <meta:generator>OpenOffice.org/3.2$Unix OpenOffice.org_project/320m19$Build-9505</meta:generator>
    <meta:document-statistic meta:table-count="0" meta:image-count="0" meta:object-count="0" meta:page-count="1" meta:paragraph-count="9" meta:word-count="598" meta:character-count="3234"/>
  </office:meta>
</office:document-meta>
</file>